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0c31" officeooo:paragraph-rsid="001b0c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ör hemsidan:</text:p>
      <text:p text:style-name="P1"/>
      <text:p text:style-name="P1">Minne för Livet</text:p>
      <text:p text:style-name="P1"/>
      <text:p text:style-name="P1">Lebenserinneru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3T11:32:02.699952792</meta:creation-date>
    <dc:date>2019-03-23T11:33:13.636443951</dc:date>
    <meta:editing-duration>PT1M11S</meta:editing-duration>
    <meta:editing-cycles>1</meta:editing-cycles>
    <meta:document-statistic meta:table-count="0" meta:image-count="0" meta:object-count="0" meta:page-count="1" meta:paragraph-count="3" meta:word-count="6" meta:character-count="44" meta:non-whitespace-character-count="41"/>
    <meta:generator>LibreOffice/5.1.2.2$Linux_X86_64 LibreOffice_project/10m0$Build-2</meta:generator>
  </office:meta>
</office:document-meta>
</file>